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c0c0" officeooo:paragraph-rsid="0002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VIDEO</text:p>
      <text:p text:style-name="P1"/>
      <text:p text:style-name="P1">https://drive.google.com/file/d/1QdVs-U6b4qwq3YEPzns-x6yr3CGYF0Go/view?usp=shar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1:27:56.925000000</meta:creation-date>
    <dc:date>2021-05-08T01:30:49.961000000</dc:date>
    <meta:editing-duration>PT3M1S</meta:editing-duration>
    <meta:editing-cycles>1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2" meta:word-count="3" meta:character-count="92" meta:non-whitespace-character-count="91"/>
  </office:meta>
</office:document-meta>
</file>